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1a4" officeooo:paragraph-rsid="001861a4"/>
    </style:style>
    <style:style style:name="P2" style:family="paragraph" style:parent-style-name="Standard">
      <style:paragraph-properties fo:text-align="center" style:justify-single-word="false"/>
      <style:text-properties fo:font-size="22pt" officeooo:rsid="001861a4" officeooo:paragraph-rsid="001861a4" style:font-size-asian="22pt" style:font-size-complex="22pt"/>
    </style:style>
    <style:style style:name="P3" style:family="paragraph" style:parent-style-name="Standard">
      <style:text-properties officeooo:rsid="001995d3" officeooo:paragraph-rsid="001995d3"/>
    </style:style>
    <style:style style:name="P4" style:family="paragraph" style:parent-style-name="Standard">
      <style:text-properties officeooo:rsid="001c621f" officeooo:paragraph-rsid="001c621f"/>
    </style:style>
    <style:style style:name="P5" style:family="paragraph" style:parent-style-name="Standard">
      <style:text-properties style:text-underline-style="solid" style:text-underline-width="auto" style:text-underline-color="font-color" officeooo:rsid="001861a4" officeooo:paragraph-rsid="001861a4"/>
    </style:style>
    <style:style style:name="T1" style:family="text">
      <style:text-properties officeooo:rsid="001995d3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Charsembleur, par -Coco-.</text:p>
      <text:p text:style-name="P2"/>
      <text:p text:style-name="P2"/>
      <text:p text:style-name="P1">Ceci fonctionne comme de l'assembleur, à une chose près : chaque instruction, adresse, valeur, etc.</text:p>
      <text:p text:style-name="P1">est codée sur 1 caractère ! (C'est donc du 8 bits!)</text:p>
      <text:p text:style-name="P1"/>
      <text:p text:style-name="P5">Principe de fonctionnement :</text:p>
      <text:p text:style-name="P1"/>
      <text:p text:style-name="P1">On a 2 pointeurs : un pointeur <text:span text:style-name="T2">instruction</text:span> et 1 pointeur <text:span text:style-name="T2">data</text:span>.</text:p>
      <text:p text:style-name="P1"/>
      <text:p text:style-name="P1">Le pointeur instruction pointe sur la mémoire et permet de déterminer quelle sera la</text:p>
      <text:p text:style-name="P1">prochaine action à exécuter.</text:p>
      <text:p text:style-name="P1"/>
      <text:p text:style-name="P1">Le pointeur data pointe sur la mémoire, et il permet de la lire ou de la modifier.</text:p>
      <text:p text:style-name="P1">L'interpréteur possède également une pile dans laquelle on peut stocker des caractères, qu'on</text:p>
      <text:p text:style-name="P1">peut dépiler par la suite.</text:p>
      <text:p text:style-name="P1"/>
      <text:p text:style-name="P1">N'oubliez pas la présence d'un <text:span text:style-name="T2">flag</text:span>, qui peut valoir 0 ou 1.</text:p>
      <text:p text:style-name="P1"/>
      <text:p text:style-name="P1"/>
      <text:p text:style-name="P5">Pratique :</text:p>
      <text:p text:style-name="P1"/>
      <text:p text:style-name="P1">Par défaut, les deux pointeurs instruction et data pointent sur la <text:span text:style-name="T2">première case</text:span> du fichier,</text:p>
      <text:p text:style-name="P1">c'est à dire celle en haut à gauche.</text:p>
      <text:p text:style-name="P1"/>
      <text:p text:style-name="P1"><text:span text:style-name="T2">Le fichier agit comme de la RAM</text:span>. Donc si vous avez besoin de ram, prévoyez-vous un gros</text:p>
      <text:p text:style-name="P1">fichier ! (remplissez-le avec des espaces ou autres caractères par exemple)</text:p>
      <text:p text:style-name="P4">Par exemple, si vous voulez stocker une variable à l'étiquette x, vous pouvez faire #x*, et remplacer la valeur de l'étoile par votre variable (voir le reste du manuel).</text:p>
      <text:p text:style-name="P1"/>
      <text:p text:style-name="P1"/>
      <text:p text:style-name="P5">Note sur ce manuel :</text:p>
      <text:p text:style-name="P1"/>
      <text:p text:style-name="P1">f[caractère] : indique que l'instruction de base est 'f' et qu'elle prend en paramètre 'caractère',</text:p>
      <text:p text:style-name="P1">qui doit alors être directement consécutif à 'f'.</text:p>
      <text:p text:style-name="P1">Exemple : s3; <text:s/>← instruction set, vers l'étiquette 3. 3 n'est pas une instruction mains un paramètre !</text:p>
      <text:p text:style-name="P1"/>
      <text:p text:style-name="P1">Quand je parle de case suivante, il s'agit en fait de la prochaine valeur dans le programme.</text:p>
      <text:p text:style-name="P1">De fait, s'il y a un retour à la ligne, alors la case suivante sera la première case de la ligne qui suit.</text:p>
      <text:p text:style-name="P1">Si on se situe sur la dernière case, alors la case suivante sera la toute première case du fichier !</text:p>
      <text:p text:style-name="P1">(celle en haut à gauche).</text:p>
      <text:p text:style-name="P1"/>
      <text:p text:style-name="P1"/>
      <text:p text:style-name="P5">La syntaxe du Charsembleur :</text:p>
      <text:p text:style-name="P1"/>
      <text:p text:style-name="P1"><text:span text:style-name="T3">#[caractère]</text:span> : indique que le caractère qui suit immédiatement est une <text:span text:style-name="T2">étiquette</text:span>. Les étiquettes sont</text:p>
      <text:p text:style-name="P1">composées d'un seul caractère et permettent de donner des marqueurs dans le programme. On peut</text:p>
      <text:p text:style-name="P1">faire pointer instruction ou data vers la case qui suit directement une étiquette.</text:p>
      <text:p text:style-name="P1"/>
      <text:p text:style-name="P1"><text:span text:style-name="T3">;</text:span> : indique la fin de la ligne. Tout ce qui suit (ce caractère compris) ne sera même pas lu par</text:p>
      <text:p text:style-name="P1"><text:soft-page-break/>l'interpréteur, c'est comme si ça n'existait pas. A noter qu'il n'est absolument pas obligatoire de finir</text:p>
      <text:p text:style-name="P1">les lignes par un ;. Ce caractère sert surtout à rajouter des commentaires ! (note : doit être directement consécutif au code, pas d'espace au milieu, sinon ceux-ci seront considérés comme des instructions ! (qui n'existent pas!)</text:p>
      <text:p text:style-name="P1"/>
      <text:p text:style-name="P1"><text:span text:style-name="T3">$x$</text:span> (x étant un entier) : la valeur pure de x. x peut faire 1, 2 ou 3 caractères, et ce doit être un</text:p>
      <text:p text:style-name="P1">nombre entre 0 et 255. Par exemple, $89$ est considéré comme un seul caractère dans le</text:p>
      <text:p text:style-name="P1">programme, ayant pour valeur 89 ('Y' si vous voulez tout savoir). Note pratique : <text:span text:style-name="T2">$10$</text:span> correspond</text:p>
      <text:p text:style-name="P1">au caractère de retour à la ligne.</text:p>
      <text:p text:style-name="P1"/>
      <text:p text:style-name="P1"><text:span text:style-name="T3">$$</text:span> : le caractère '$' (dès fois on veut l'avoir!).</text:p>
      <text:p text:style-name="P1"/>
      <text:p text:style-name="P1"/>
      <text:p text:style-name="P1"><text:span text:style-name="T4">Les instructions en Charsembleur (liste exhaustive) :</text:span></text:p>
      <text:p text:style-name="P1"/>
      <text:p text:style-name="P1"><text:span text:style-name="T3">q</text:span> : quit. Permet de quitter expressément le programme, sans aucune forme de pitié. C'est le seul</text:p>
      <text:p text:style-name="P1">moyen pour qu'un programme se quitte sans erreur.</text:p>
      <text:p text:style-name="P1"/>
      <text:p text:style-name="P1"><text:span text:style-name="T3">j[etiquette]</text:span> : jump. Permet de faire pointer le pointeur instruction vers la case directement après</text:p>
      <text:p text:style-name="P1">cette étiquette dans le fichier.</text:p>
      <text:p text:style-name="P1">Exemple : jea#eq ; quittera directement sans faire l'instruction 'a'.</text:p>
      <text:p text:style-name="P1"/>
      <text:p text:style-name="P3"><text:span text:style-name="T3">c[valeur]</text:span> : compare la case sur laquelle pointe data avec [valeur]. Si elles sont identiques, le flag est mis à 1. Sinon, il est mis à 0.</text:p>
      <text:p text:style-name="P3"/>
      <text:p text:style-name="P3"><text:span text:style-name="T3">!</text:span> : non. flag := 1-flag. En gros ça inverse la valeur du flag.</text:p>
      <text:p text:style-name="P1"/>
      <text:p text:style-name="P1"><text:span text:style-name="T3">k[etiquette]</text:span> : saut conditionnel. Exécute un saut vers étiquette si le flag est à 1, sinon passe à</text:p>
      <text:p text:style-name="P1">l'instruction suivante. Ne remet pas le flag à 0.</text:p>
      <text:p text:style-name="P3">Exemple global :</text:p>
      <text:p text:style-name="P3">sxcO!kqjl; ← on va sur x. On compare x à 'O', puis on fait un non. Si le flag vaut vrai (ie x!=O) alors on saute à l'étiquette q, sinon on saute à l'étiquette l.</text:p>
      <text:p text:style-name="P1"/>
      <text:p text:style-name="P1"><text:span text:style-name="T3">s[etiquette]</text:span> : set. Correspond à un jump pour le pointeur data. Celui-ci pointera alors directement</text:p>
      <text:p text:style-name="P1">sur la case qui suit l'étiquette dans le fichier.</text:p>
      <text:p text:style-name="P1"/>
      <text:p text:style-name="P1"><text:span text:style-name="T3">a</text:span> : afficher. Permet d'afficher sur la sortie standard le caractère sur lequel pointe data.</text:p>
      <text:p text:style-name="P1">Exemple : seaq#eA ; affiche le caractère 'A' sur la sortie standard.</text:p>
      <text:p text:style-name="P1"/>
      <text:p text:style-name="P1"><text:span text:style-name="T3">d</text:span>,<text:span text:style-name="T3">g</text:span>,<text:span text:style-name="T3">h</text:span>,<text:span text:style-name="T3">b</text:span> : droite, gauche, haut, bas. C'est un peu ce qui fait la particularité du charssembleur : on peut</text:p>
      <text:p text:style-name="P1">déplacer le pointeur data librement dans le fichier ! On peut donc le déplacer vers la case</text:p>
      <text:p text:style-name="P1">directement à droite, à gauche, en haut ou en bas. Là encore, c'est cyclique. Si on essaie d'accéder à</text:p>
      <text:p text:style-name="P1">la case du dessus mais que la ligne est moins longue que celle sur laquelle on était, alors data</text:p>
      <text:p text:style-name="P1">pointera vers le caractère le plus proche dans la ligne au dessus (par exemple, la dernière case si</text:p>
      <text:p text:style-name="P1">jamais on devait se retrouver à l'extérieur).</text:p>
      <text:p text:style-name="P1">Exemple :</text:p>
      <text:p text:style-name="P1">s3adabaq ;</text:p>
      <text:p text:style-name="P1">#3LO ;</text:p>
      <text:p text:style-name="P1"><text:s text:c="7"/>L ;</text:p>
      <text:p text:style-name="P1">affichera 'L', puis 'O', puis 'L'</text:p>
      <text:p text:style-name="P1"/>
      <text:p text:style-name="P1"><text:span text:style-name="T3">i</text:span> : input. Écrit le caractère donnée dans l'entrée standard à l'adresse où pointe data. En gros, ça</text:p>
      <text:p text:style-name="P1"><text:soft-page-break/>demande un caractère et ça l'écrit dans la mémoire. (note : celui-ci utilise un getchar(). Donc vous pouvez rentrer plusieurs caractères dans l'entrée standard, il se mettront les uns à la suite des autres sur chaque i que vous trouverez. (par ex si vous avez deux i, vous pourrez rentrer 2 lettres lors du prompt, le premier i prendra la valeur de la première lettre, et le deuxième de la deuxième)) ;</text:p>
      <text:p text:style-name="P1"/>
      <text:p text:style-name="P1"><text:span text:style-name="T3">l</text:span> : lire. Ajoute sur la pile la valeur de la case sur laquelle pointe data.</text:p>
      <text:p text:style-name="P1"/>
      <text:p text:style-name="P1"><text:span text:style-name="T3">e</text:span> : écrire. Prend le dessus de la pile et l'écrit dans la case sur laquelle pointe data. Le dessus de la</text:p>
      <text:p text:style-name="P1">pile est alors détruit.</text:p>
      <text:p text:style-name="P1"/>
      <text:p text:style-name="P1"><text:span text:style-name="T3">f[etiquette]</text:span> : appel fonctionnel. Correspond grosso modo à un jump vers etiquette, sauf que lorsque</text:p>
      <text:p text:style-name="P1">l'instruction 'r' est exécutée, le pointeur instruction revient à la case suivant l'instruction f.</text:p>
      <text:p text:style-name="P1">Voir l'exemple « dispchaines.prog » pour une utilisation correcte de ceci. <text:span text:style-name="T1">On a maintenant possibilité de récursion !</text:span></text:p>
      <text:p text:style-name="P1"/>
      <text:p text:style-name="P1"><text:span text:style-name="T3">r</text:span> : retour. Instruction marquant la fin d'une fonction. Le pointeur instruction retourne alors à l'endroit où la fonction a été appelée ! (ie juste après f[c])</text:p>
      <text:p text:style-name="P1"/>
      <text:p text:style-name="P1"><text:span text:style-name="T3">?</text:span> : Aléatoire. La case sur laquelle pointe data prend une valeur pseudo-aléatoire !</text:p>
      <text:p text:style-name="P1"/>
      <text:p text:style-name="P3"><text:span text:style-name="T3">m</text:span> : mémoriser. Empile la position du pointeur data. Ceci permet de sauvegarder la position du pointeur, afin de pouvoir u retourner ensuite.</text:p>
      <text:p text:style-name="P3"/>
      <text:p text:style-name="P3"><text:span text:style-name="T3">v</text:span> : « va ». Depile la position de data et y retourne. Utile pour se déplacer dans de grands espaces par exemple, en utilisant de fonctions !</text:p>
      <text:p text:style-name="P3"/>
      <text:p text:style-name="P3"><text:span text:style-name="T3">w[valeur]</text:span> : Met la valeur [valeur] directement là où se trouve le pointeur data.</text:p>
      <text:p text:style-name="P3">Exemple :</text:p>
      <text:p text:style-name="P3">sxwOq#x*; <text:s/>← x vaut maintenant 'O'</text:p>
      <text:p text:style-name="P3"/>
      <text:p text:style-name="P3"/>
      <text:p text:style-name="P1"/>
      <text:p text:style-name="P1"><text:span text:style-name="T4">Arithmétique :</text:span></text:p>
      <text:p text:style-name="P1"/>
      <text:p text:style-name="P1"><text:span text:style-name="T3">+</text:span> : Incrémente la valeur de la case sur laquelle pointe data. flag = 1 si on dépasse 255, 0 sinon.</text:p>
      <text:p text:style-name="P1"><text:span text:style-name="T3">-</text:span> : Décrémente la valeur de la case sur laquelle pointe data. flag = 1 si on va en dessous de 0, 0</text:p>
      <text:p text:style-name="P1">sinon.</text:p>
      <text:p text:style-name="P3">Remarque : + et – sont circulaires : une fois dépassée la capacité on se retrouve de l'autre côté des valeurs (faire un + à 255 nous donne 0, et faire un – à 0 nous donne 255)</text:p>
      <text:p text:style-name="P3"/>
      <text:p text:style-name="P3"/>
      <text:p text:style-name="P1">Allez voir la source des programmes fournis (*.prog) pour avoir des exemples plus complets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00:17:23.942957777</meta:creation-date>
    <dc:date>2015-01-17T00:55:56.398652267</dc:date>
    <meta:editing-duration>PT4M7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3" meta:paragraph-count="85" meta:word-count="1222" meta:character-count="6854" meta:non-whitespace-character-count="5635"/>
  </office:meta>
</office:document-meta>
</file>